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7dbc"/>
    </style:style>
    <style:style style:name="P2" style:family="paragraph" style:parent-style-name="Standard">
      <style:text-properties officeooo:rsid="001a460a" officeooo:paragraph-rsid="001a460a"/>
    </style:style>
    <style:style style:name="P3" style:family="paragraph" style:parent-style-name="Standard">
      <style:text-properties officeooo:rsid="001a460a" officeooo:paragraph-rsid="001d17a5"/>
    </style:style>
    <style:style style:name="P4" style:family="paragraph" style:parent-style-name="Standard">
      <style:text-properties officeooo:rsid="00187dbc" officeooo:paragraph-rsid="00187dbc"/>
    </style:style>
    <style:style style:name="P5" style:family="paragraph" style:parent-style-name="Standard">
      <style:text-properties officeooo:rsid="00187dbc" officeooo:paragraph-rsid="001bf8d2"/>
    </style:style>
    <style:style style:name="P6" style:family="paragraph" style:parent-style-name="Standard">
      <style:text-properties officeooo:rsid="001791ca" officeooo:paragraph-rsid="001791ca"/>
    </style:style>
    <style:style style:name="P7" style:family="paragraph" style:parent-style-name="Standard">
      <style:text-properties officeooo:rsid="001bf8d2" officeooo:paragraph-rsid="00220a24"/>
    </style:style>
    <style:style style:name="P8" style:family="paragraph" style:parent-style-name="Standard">
      <style:text-properties officeooo:rsid="001d17a5" officeooo:paragraph-rsid="001d17a5"/>
    </style:style>
    <style:style style:name="P9" style:family="paragraph" style:parent-style-name="Footnote">
      <style:text-properties officeooo:rsid="00232a76" officeooo:paragraph-rsid="00232a76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rsid="0026e6cd" officeooo:paragraph-rsid="0026e6c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officeooo:rsid="001bf8d2" officeooo:paragraph-rsid="001bf8d2" fo:background-color="transparen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officeooo:paragraph-rsid="002840f7" fo:background-color="transparen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officeooo:rsid="00220a24" officeooo:paragraph-rsid="0026e6cd" fo:background-color="transparent"/>
    </style:style>
    <style:style style:name="T1" style:family="text">
      <style:text-properties officeooo:rsid="001791ca"/>
    </style:style>
    <style:style style:name="T2" style:family="text">
      <style:text-properties officeooo:rsid="00187dbc"/>
    </style:style>
    <style:style style:name="T3" style:family="text">
      <style:text-properties officeooo:rsid="001a460a"/>
    </style:style>
    <style:style style:name="T4" style:family="text">
      <style:text-properties officeooo:rsid="001bf8d2"/>
    </style:style>
    <style:style style:name="T5" style:family="text">
      <style:text-properties officeooo:rsid="001d17a5"/>
    </style:style>
    <style:style style:name="T6" style:family="text">
      <style:text-properties officeooo:rsid="001f0d08"/>
    </style:style>
    <style:style style:name="T7" style:family="text">
      <style:text-properties officeooo:rsid="001fa899"/>
    </style:style>
    <style:style style:name="T8" style:family="text">
      <style:text-properties officeooo:rsid="002069f9"/>
    </style:style>
    <style:style style:name="T9" style:family="text">
      <style:text-properties officeooo:rsid="00220a24"/>
    </style:style>
    <style:style style:name="T10" style:family="text">
      <style:text-properties officeooo:rsid="00232a76"/>
    </style:style>
    <style:style style:name="T11" style:family="text">
      <style:text-properties officeooo:rsid="002840f7" fo:background-color="#ffff00"/>
    </style:style>
    <style:style style:name="T12" style:family="text">
      <style:text-properties officeooo:rsid="002069f9" fo:background-color="#ffff00"/>
    </style:style>
    <style:style style:name="T13" style:family="text">
      <style:text-properties officeooo:rsid="0026e6cd"/>
    </style:style>
    <style:style style:name="T14" style:family="text">
      <style:text-properties officeooo:rsid="002840f7"/>
    </style:style>
    <style:style style:name="T15" style:family="text">
      <style:text-properties officeooo:rsid="002a2a1b"/>
    </style:style>
    <style:style style:name="T16" style:family="text">
      <style:text-properties officeooo:rsid="002a6269"/>
    </style:style>
    <style:style style:name="T17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://www.grimmstories.com/language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ver de opmaak van dit boek</text:p>
      <text:p text:style-name="P11"/>
      <text:p text:style-name="P12"><text:span text:style-name="T6">'</text:span><text:span text:style-name="T4">De Kikkerkoning of Ijzeren Hendrik</text:span><text:span text:style-name="T4"><text:note text:id="ftn0" text:note-class="footnote"><text:note-citation>1</text:note-citation><text:note-body><text:p text:style-name="Footnote">Grimm: sprookjes voor kind en gezin (Lemniscaat, 1974)</text:p></text:note-body></text:note></text:span><text:span text:style-name="T6">'</text:span><text:span text:style-name="T4"> is het verhaal van een </text:span><text:span text:style-name="T3">prinses </text:span><text:span text:style-name="T4">die </text:span><text:span text:style-name="T6">haar gouden bal in </text:span><text:span text:style-name="T13">een </text:span><text:span text:style-name="T6">vijver laat vallen. </text:span><text:span text:style-name="T8">Een</text:span><text:span text:style-name="T6"> kikker brengt haar bal terug naar de oppervlakte maar eist een kus als beloning. Ze zal </text:span><text:span text:style-name="T4">pas</text:span><text:span text:style-name="T3"> </text:span><text:span text:style-name="T6">ontdekken </text:span><text:span text:style-name="T13">of </text:span><text:span text:style-name="T6">het beest </text:span><text:span text:style-name="T8">in e</text:span><text:span text:style-name="T3">en </text:span><text:span text:style-name="T4">knappe</text:span><text:span text:style-name="T3"> prins verander</text:span><text:span text:style-name="T8">t</text:span><text:span text:style-name="T3"> </text:span><text:span text:style-name="T15">wanneer</text:span><text:span text:style-name="T6"> ze de moed </text:span><text:span text:style-name="T8">vindt</text:span><text:span text:style-name="T6"> het slijmerige dier </text:span><text:span text:style-name="T8">te omhelzen</text:span><text:span text:style-name="T3">. </text:span><text:span text:style-name="T10">Zes jaar geleden</text:span><text:span text:style-name="T3"> k</text:span><text:span text:style-name="T15">oos OSP, de ontwerp-caravan verantwoordelijk voor de vormgeving van deze reader, een</text:span><text:span text:style-name="T3"> </text:span><text:span text:style-name="T10">kikker </text:span><text:span text:style-name="T15">als</text:span><text:span text:style-name="T10"> </text:span><text:span text:style-name="T3">mascotte. </text:span><text:span text:style-name="T8">De </text:span><text:span text:style-name="T3">sprong in het diepe </text:span><text:span text:style-name="T10">van zowel de kikker als de prinses </text:span><text:span text:style-name="T13">weer</text:span><text:span text:style-name="T10">spiegelen </text:span><text:span text:style-name="T14">de </text:span><text:span text:style-name="T8">potentie van transformatie </text:span><text:span text:style-name="T14">die ons over de streep haalde om</text:span><text:span text:style-name="T3"> </text:span><text:span text:style-name="T15">vanaf dat moment </text:span><text:span text:style-name="T3">enkel nog te werken met digitale gereedschappen onder een vrije licentie. </text:span><text:span text:style-name="T1">H</text:span><text:span text:style-name="T3">et </text:span><text:span text:style-name="T15">sprookje</text:span><text:span text:style-name="T9"> </text:span><text:span text:style-name="T6">was ook</text:span><text:span text:style-name="T1"> aanleiding voor een experiment</text:span><text:span text:style-name="T1"><text:note text:id="ftn1" text:note-class="footnote"><text:note-citation>2</text:note-citation><text:note-body><text:p text:style-name="P9">http://ospublish.constantvzw.org/works/how-to-turn-a-frog-into-a-prince</text:p></text:note-body></text:note></text:span><text:span text:style-name="T1"> met </text:span><text:span text:style-name="T2">Scribus, </text:span><text:span text:style-name="T10">het</text:span><text:span text:style-name="T5">zelfde</text:span><text:span text:style-name="T2"> </text:span><text:span text:style-name="T10">programma</text:span><text:span text:style-name="T2"> waarmee we </text:span><text:span text:style-name="T16">'</text:span><text:span text:style-name="T2">Blijven Kijken</text:span><text:span text:style-name="T16">'</text:span><text:span text:style-name="T2"> hebben opgemaakt. </text:span><text:span text:style-name="T7">We schreven een </text:span><text:span text:style-name="T9">Python-</text:span><text:span text:style-name="T5">script </text:span><text:span text:style-name="T7">dat</text:span><text:span text:style-name="T6"> </text:span><text:span text:style-name="T3">een</text:span><text:span text:style-name="T5"> tekstblok</text:span><text:span text:style-name="T3"> </text:span><text:span text:style-name="T7">genereer</text:span><text:span text:style-name="T14">t</text:span><text:span text:style-name="T7"> </text:span><text:span text:style-name="T6">waarvan de vorm </text:span><text:span text:style-name="T15">héél langzaam, </text:span><text:span text:style-name="T6">van </text:span><text:span text:style-name="T3">pagina </text:span><text:span text:style-name="T6">tot</text:span><text:span text:style-name="T3"> pagina,</text:span><text:span text:style-name="T6"> van </text:span><text:span text:style-name="T3">een kikker in een prins verander</text:span><text:span text:style-name="T14">t</text:span><text:span text:style-name="T6">. Voor</text:span><text:span text:style-name="T3"> </text:span><text:span text:style-name="T4">de </text:span><text:span text:style-name="T14">opmaak</text:span><text:span text:style-name="T4"> van </text:span><text:span text:style-name="T16">'</text:span><text:span text:style-name="T4">Blijven Kijken</text:span><text:span text:style-name="T16">'</text:span><text:span text:style-name="T3"> </text:span><text:span text:style-name="T6">hebben we d</text:span><text:span text:style-name="T14">it</text:span><text:span text:style-name="T4"> script </text:span><text:span text:style-name="T14">opnieuw gebruikt omdat we met </text:span><text:span text:style-name="T6">een bladspiegel </text:span><text:span text:style-name="T14">wilden werken</text:span><text:span text:style-name="T6"> die op </text:span><text:span text:style-name="T14">iedere</text:span><text:span text:style-name="T6"> </text:span><text:span text:style-name="T15">bladzijde</text:span><text:span text:style-name="T6"> anders is. Vanaf de eerste pagina tot aan het einde van het hoofdstuk </text:span><text:span text:style-name="T9">'</text:span><text:span text:style-name="T6">(n)iets</text:span><text:span text:style-name="T9">'</text:span><text:span text:style-name="T6"> </text:span><text:span text:style-name="T7">krimpt het tekstblok met minieme stappen, </text:span><text:span text:style-name="T9">om vervolgens bij 'Politiek van het beeld' opnieuw te beginnen. </text:span><text:span text:style-name="T7">Leg pagina 12 en 63 </text:span><text:span text:style-name="T10">maar</text:span><text:span text:style-name="T9"> </text:span><text:span text:style-name="T7">naast elkaar, en het verschil is duidelijk. Een bladspiegel die geen spiegel is trouwens, want de opmaak is assymmetrisch, net als in een gefotokopieerde reader.</text:span><text:span text:style-name="T14"> </text:span><text:span text:style-name="T10">“</text:span><text:span text:style-name="T9">S</text:span><text:span text:style-name="T4">tructuren zichtbaar te maken door zich op de rand van het kader te begeven” </text:span><text:span text:style-name="T9">lazen we later in</text:span><text:span text:style-name="T4"> de inleiding van dit boek. </text:span><text:span text:style-name="T16">Een betere manier om de opmaak van dit boek te beschrijven kunnen we niet verzinnen</text:span><text:span text:style-name="T9">.</text:span></text:p>
      <text:p text:style-name="P13"/>
      <text:p text:style-name="P10"><text:span text:style-name="T17">Bronbestanden, scripts en fonts kun je hier downloaden: </text:span><text:a xlink:type="simple" xlink:href="http://git.constantvzw.org/?p=osp.work.blijven-kijken.git"><text:span text:style-name="T17">http://git.constantvzw.org/?p=osp.work.blijven-kijken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5:55:42</meta:creation-date>
    <dc:date>2013-01-18T13:59:16</dc:date>
    <meta:editing-duration>PT28M17S</meta:editing-duration>
    <meta:editing-cycles>7</meta:editing-cycles>
    <meta:generator>LibreOffice/3.6$Linux_x86 LibreOffice_project/360m1$Build-2</meta:generator>
    <meta:print-date>2013-01-18T13:44:27</meta:print-date>
    <meta:document-statistic meta:table-count="0" meta:image-count="0" meta:object-count="0" meta:page-count="1" meta:paragraph-count="5" meta:word-count="304" meta:character-count="1942" meta:non-whitespace-character-count="1646"/>
  </office:meta>
</office:document-meta>
</file>